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2.9479in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color="#000000" fo:font-size="14pt" officeooo:rsid="00190105" officeooo:paragraph-rsid="00190105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17ddaf" officeooo:paragraph-rsid="0017ddaf" style:font-size-asian="14pt" style:font-size-complex="14pt"/>
    </style:style>
    <style:style style:name="P4" style:family="paragraph" style:parent-style-name="Table_20_Contents">
      <style:text-properties fo:font-size="14pt" officeooo:rsid="00190105" officeooo:paragraph-rsid="00190105" style:font-size-asian="14pt" style:font-size-complex="14pt"/>
    </style:style>
    <style:style style:name="P5" style:family="paragraph" style:parent-style-name="Table_20_Contents">
      <style:text-properties fo:font-size="14pt" officeooo:rsid="0019ea2c" officeooo:paragraph-rsid="0019ea2c" style:font-size-asian="14pt" style:font-size-complex="14pt"/>
    </style:style>
    <style:style style:name="P6" style:family="paragraph" style:parent-style-name="Table_20_Contents">
      <style:text-properties fo:font-size="14pt" officeooo:rsid="001aa9ad" officeooo:paragraph-rsid="001aa9ad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aa9ad" officeooo:paragraph-rsid="001aa9ad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normal" officeooo:rsid="001db961" officeooo:paragraph-rsid="001db961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4pt" fo:font-weight="normal" officeooo:rsid="001db961" officeooo:paragraph-rsid="001db961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officeooo:rsid="001c7165" officeooo:paragraph-rsid="001c7165"/>
    </style:style>
    <style:style style:name="T1" style:family="text">
      <style:text-properties officeooo:rsid="00190105"/>
    </style:style>
    <style:style style:name="T2" style:family="text">
      <style:text-properties officeooo:rsid="0019ea2c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<text:s text:c="4"/>LANGUAGE</text:span><text:tab/><text:tab/> <text:s text:c="6"/><text:span text:style-name="T3">DESCRIPTION<text:tab/></text:span><text:tab/><text:tab/> <text:s text:c="5"/><text:span text:style-name="T3">USAG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GO</text:p>
          </table:table-cell>
          <table:table-cell table:style-name="Table1.A1" office:value-type="string">
            <text:p text:style-name="P9">Open source programming language</text:p>
          </table:table-cell>
          <table:table-cell table:style-name="Table1.A1" office:value-type="string">
            <text:p text:style-name="P9">Its used to make it easy to build simple,reliable and efficient software</text:p>
          </table:table-cell>
        </table:table-row>
        <table:table-row>
          <table:table-cell table:style-name="Table1.A1" office:value-type="string">
            <text:p text:style-name="P3">PHP</text:p>
          </table:table-cell>
          <table:table-cell table:style-name="Table1.A1" office:value-type="string">
            <text:p text:style-name="P4">Its an open source scripting language</text:p>
          </table:table-cell>
          <table:table-cell table:style-name="Table1.A1" office:value-type="string">
            <text:p text:style-name="P4">-can generate dynamic page content</text:p>
            <text:p text:style-name="P4">-creates,open,read,write,delete and close files in a server</text:p>
            <text:p text:style-name="P4">-collects form data</text:p>
            <text:p text:style-name="P4">-encrypts data</text:p>
          </table:table-cell>
        </table:table-row>
        <table:table-row>
          <table:table-cell table:style-name="Table1.A1" office:value-type="string">
            <text:p text:style-name="P3">PYTHON</text:p>
          </table:table-cell>
          <table:table-cell table:style-name="Table1.A1" office:value-type="string">
            <text:p text:style-name="P1">Its a programming language</text:p>
          </table:table-cell>
          <table:table-cell table:style-name="Table1.A1" office:value-type="string">
            <text:p text:style-name="P4">-Web development</text:p>
            <text:p text:style-name="P4">-software development</text:p>
            <text:p text:style-name="P4">-mathematics and system scripting</text:p>
          </table:table-cell>
        </table:table-row>
        <table:table-row>
          <table:table-cell table:style-name="Table1.A1" office:value-type="string">
            <text:p text:style-name="P3">CLUSTER</text:p>
          </table:table-cell>
          <table:table-cell table:style-name="Table1.A1" office:value-type="string">
            <text:p text:style-name="P4">Object oriented programming,which is high level array</text:p>
          </table:table-cell>
          <table:table-cell table:style-name="Table1.A1" office:value-type="string">
            <text:p text:style-name="P2">-<text:span text:style-name="T1">used to programming the lower levels of Warwick pyramid machine.</text:span></text:p>
          </table:table-cell>
        </table:table-row>
        <table:table-row>
          <table:table-cell table:style-name="Table1.A1" office:value-type="string">
            <text:p text:style-name="P3">R</text:p>
          </table:table-cell>
          <table:table-cell table:style-name="Table1.A1" office:value-type="string">
            <text:p text:style-name="P4">Programming language used for statistical computing and graphical presentation. it analyses and visualizes data</text:p>
          </table:table-cell>
          <table:table-cell table:style-name="Table1.A1" office:value-type="string">
            <text:p text:style-name="P2">-<text:span text:style-name="T1">great source of data analysis</text:span></text:p>
            <text:p text:style-name="P2">-<text:span text:style-name="T1">provides many statistical techniques</text:span></text:p>
            <text:p text:style-name="P2">-<text:span text:style-name="T1">used in drawing graphs</text:span></text:p>
            <text:p text:style-name="P2"/>
          </table:table-cell>
        </table:table-row>
        <table:table-row>
          <table:table-cell table:style-name="Table1.A1" office:value-type="string">
            <text:p text:style-name="P3">C++</text:p>
          </table:table-cell>
          <table:table-cell table:style-name="Table1.A1" office:value-type="string">
            <text:p text:style-name="P4">Cross-platform that can be used to create high performance applications. its an extension to <text:span text:style-name="T2">c language.</text:span></text:p>
          </table:table-cell>
          <table:table-cell table:style-name="Table1.A1" office:value-type="string">
            <text:p text:style-name="P5">-Used in operating systems, graphical user interfaces and embedded systems</text:p>
            <text:p text:style-name="P5">-object oriented programming language because it gives a clear structure and allows code to be re-used</text:p>
          </table:table-cell>
        </table:table-row>
        <table:table-row>
          <table:table-cell table:style-name="Table1.A1" office:value-type="string">
            <text:p text:style-name="P3">KOTLIN</text:p>
          </table:table-cell>
          <table:table-cell table:style-name="Table1.A1" office:value-type="string">
            <text:p text:style-name="P5">General purpose programming language with type inference. Its</text:p>
            <text:p text:style-name="P5">designed to be completely inter-operable with java <text:s/></text:p>
          </table:table-cell>
          <table:table-cell table:style-name="Table1.A1" office:value-type="string">
            <text:p text:style-name="P5">-designed for the JVM (java virtual machine) and android that combines object oriented and functional programming.</text:p>
          </table:table-cell>
        </table:table-row>
        <table:table-row>
          <table:table-cell table:style-name="Table1.A1" office:value-type="string">
            <text:p text:style-name="P3">JAVA</text:p>
          </table:table-cell>
          <table:table-cell table:style-name="Table1.A1" office:value-type="string">
            <text:p text:style-name="P5">General purpose programming language owned by oracle</text:p>
          </table:table-cell>
          <table:table-cell table:style-name="Table1.A1" office:value-type="string">
            <text:p text:style-name="P5">Used to develop desktop and mobile applications,big data processing and embedded systems</text:p>
          </table:table-cell>
        </table:table-row>
        <table:table-row>
          <table:table-cell table:style-name="Table1.A1" office:value-type="string">
            <text:p text:style-name="P3">TYPESCRIPT</text:p>
          </table:table-cell>
          <table:table-cell table:style-name="Table1.A1" office:value-type="string">
            <text:p text:style-name="P6">Open source language which builds on java script</text:p>
          </table:table-cell>
          <table:table-cell table:style-name="Table1.A1" office:value-type="string">
            <text:p text:style-name="P6">Used to catch mistakes early through a type system and to make java script development more efficient.</text:p>
          </table:table-cell>
        </table:table-row>
        <table:table-row>
          <table:table-cell table:style-name="Table1.A1" office:value-type="string">
            <text:p text:style-name="P7">RUBY</text:p>
          </table:table-cell>
          <table:table-cell table:style-name="Table1.A1" office:value-type="string">
            <text:p text:style-name="P6">Its a dynamic,open-source programming language with a focus on simplicity and productivity.</text:p>
          </table:table-cell>
          <table:table-cell table:style-name="Table1.A1" office:value-type="string">
            <text:p text:style-name="P6">Used for building web applicatio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06:19:56.036765213</meta:creation-date>
    <dc:date>2021-02-16T07:26:05.524247959</dc:date>
    <meta:editing-duration>PT7M24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40" meta:word-count="242" meta:character-count="1696" meta:non-whitespace-character-count="1472"/>
  </office:meta>
</office:document-meta>
</file>